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D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D2" style:family="table-cell">
      <style:table-cell-properties fo:padding="0.0382in" fo:border-left="0.5pt solid #000000" fo:border-right="0.5pt solid #000000" fo:border-top="none" fo:border-bottom="none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2pt" officeooo:rsid="00185e5d" officeooo:paragraph-rsid="00185e5d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d3760" officeooo:paragraph-rsid="001d376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1f3b77" officeooo:paragraph-rsid="001f3b77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1fd35a" officeooo:paragraph-rsid="001fd35a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39eae" officeooo:paragraph-rsid="00239eae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42519" officeooo:paragraph-rsid="00242519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4c193" officeooo:paragraph-rsid="0024c193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6af60" officeooo:paragraph-rsid="0026af60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882fd" officeooo:paragraph-rsid="002882fd" style:font-size-asian="10.5pt" style:font-weight-asian="normal" style:font-size-complex="12pt" style:font-weight-complex="normal"/>
    </style:style>
    <style:style style:name="T1" style:family="text">
      <style:text-properties officeooo:rsid="001a003d"/>
    </style:style>
    <style:style style:name="T2" style:family="text">
      <style:text-properties officeooo:rsid="001b95d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04bd0"/>
    </style:style>
    <style:style style:name="T5" style:family="text">
      <style:text-properties officeooo:rsid="00213ec7"/>
    </style:style>
    <style:style style:name="T6" style:family="text">
      <style:text-properties officeooo:rsid="0021a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How long (in elapsed time) would it take you to implement this solution?</text:p>
      <text:p text:style-name="P1"/>
      <text:p text:style-name="P1"><text:tab/><text:span text:style-name="T1">Maybe ~2 hours</text:span></text:p>
      <text:p text:style-name="P1"/>
      <text:p text:style-name="P1">2) How much overall effort (in person hours) will this take?</text:p>
      <text:p text:style-name="P1"/>
      <text:p text:style-name="P1"><text:tab/><text:span text:style-name="T1">~Maybe 4-6 hours</text:span></text:p>
      <text:p text:style-name="P1"/>
      <text:p text:style-name="P1">3) How well will your solution match the problem? Discuss.</text:p>
      <text:p text:style-name="P1"/>
      <text:p text:style-name="P1"><text:tab/><text:span text:style-name="T2">My solution will complete the problem as well as I can make it. There may still be bugs or edge <text:tab/>cases that I miss, but that stuff happens. It will have a GUI, and a place to input text, as well as a <text:tab/>non-editable text field that displays the average. There will be a button to “confirm” the current <text:tab/>number into the average.</text:span></text:p>
      <text:p text:style-name="P1"/>
      <text:p text:style-name="P1">4) Design and implement your solution while keeping track of time. Add screenshot of the running application with the answer. Show the actual time and scheduled time in a table.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Task</text:p>
          </table:table-cell>
          <table:table-cell table:style-name="Table1.A1" office:value-type="string">
            <text:p text:style-name="P2">Start Time</text:p>
          </table:table-cell>
          <table:table-cell table:style-name="Table1.A1" office:value-type="string">
            <text:p text:style-name="P2">End Time</text:p>
          </table:table-cell>
          <table:table-cell table:style-name="Table1.D1" office:value-type="string">
            <text:p text:style-name="P2">Total Time</text:p>
          </table:table-cell>
        </table:table-row>
        <table:table-row>
          <table:table-cell table:style-name="Table1.A2" office:value-type="string">
            <text:p text:style-name="P3">Research/<text:span text:style-name="T6">Design</text:span></text:p>
          </table:table-cell>
          <table:table-cell table:style-name="Table1.A2" office:value-type="string">
            <text:p text:style-name="P4">11:05</text:p>
          </table:table-cell>
          <table:table-cell table:style-name="Table1.A2" office:value-type="string">
            <text:p text:style-name="P5">11:30</text:p>
          </table:table-cell>
          <table:table-cell table:style-name="Table1.D2" office:value-type="string">
            <text:p text:style-name="P9">25 minutes</text:p>
          </table:table-cell>
        </table:table-row>
        <table:table-row>
          <table:table-cell table:style-name="Table1.A3" office:value-type="string">
            <text:p text:style-name="P7">Code</text:p>
          </table:table-cell>
          <table:table-cell table:style-name="Table1.A3" office:value-type="string">
            <text:p text:style-name="P6">11:35</text:p>
          </table:table-cell>
          <table:table-cell table:style-name="Table1.A3" office:value-type="string">
            <text:p text:style-name="P8">12:10</text:p>
          </table:table-cell>
          <table:table-cell table:style-name="Table1.D3" office:value-type="string">
            <text:p text:style-name="P9">35 minutes</text:p>
          </table:table-cell>
        </table:table-row>
      </table:table>
      <text:p text:style-name="P1"/>
      <text:p text:style-name="P1"/>
      <text:p text:style-name="P1">5) How good is your code/design/documentation/testing? Explain.</text:p>
      <text:p text:style-name="P1"/>
      <text:p text:style-name="P1"><text:tab/><text:span text:style-name="T4">The XML design is hard-coded, as I do not remember how to make it more dynamic. </text:span><text:span text:style-name="T5">I chose to <text:tab/>hard-code sizes as this is a small program that does not require anything too complex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0:47:02.396000000</meta:creation-date>
    <dc:date>2024-01-28T12:12:32.620000000</dc:date>
    <meta:editing-duration>PT1H25M27S</meta:editing-duration>
    <meta:editing-cycles>16</meta:editing-cycles>
    <meta:generator>LibreOffice/7.6.0.3$Windows_X86_64 LibreOffice_project/69edd8b8ebc41d00b4de3915dc82f8f0fc3b6265</meta:generator>
    <meta:document-statistic meta:table-count="1" meta:image-count="0" meta:object-count="0" meta:page-count="1" meta:paragraph-count="21" meta:word-count="192" meta:character-count="1062" meta:non-whitespace-character-count="882"/>
  </office:meta>
</office:document-meta>
</file>